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8adb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4" style:family="paragraph" style:parent-style-name="Standard">
      <style:text-properties style:font-name="Times New Roman" fo:font-size="14pt" officeooo:rsid="00233d1b" officeooo:paragraph-rsid="0008adbe" style:font-size-asian="14pt" style:font-size-complex="14pt"/>
    </style:style>
    <style:style style:name="P5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233d1b" style:font-size-asian="14pt" style:font-size-complex="14pt"/>
    </style:style>
    <style:style style:name="P6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8adbe" style:font-size-asian="14pt" style:font-size-complex="14pt"/>
    </style:style>
    <style:style style:name="P7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8" style:family="paragraph" style:parent-style-name="Основной_20_Текст">
      <style:text-properties style:font-name="Times New Roman" fo:font-size="14pt" officeooo:paragraph-rsid="0008adbe" style:font-size-asian="14pt" style:font-size-complex="14pt"/>
    </style:style>
    <style:style style:name="P9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adbe" style:font-size-asian="14pt" style:font-weight-asian="bold" style:font-size-complex="14pt"/>
    </style:style>
    <style:style style:name="P10" style:family="paragraph">
      <loext:graphic-properties draw:fill="none"/>
    </style:style>
    <style:style style:name="T1" style:family="text">
      <style:text-properties officeooo:rsid="001ecbdd"/>
    </style:style>
    <style:style style:name="T2" style:family="text">
      <style:text-properties officeooo:rsid="0014a830"/>
    </style:style>
    <style:style style:name="T3" style:family="text">
      <style:text-properties officeooo:rsid="0024e0ad"/>
    </style:style>
    <style:style style:name="T4" style:family="text">
      <style:text-properties style:font-name="serif" fo:font-size="17.25pt"/>
    </style:style>
    <style:style style:name="T5" style:family="text">
      <style:text-properties style:font-name="serif" fo:font-size="17.25pt" officeooo:rsid="000bb446"/>
    </style:style>
    <style:style style:name="T6" style:family="text">
      <style:text-properties style:font-size-asian="14pt" style:font-size-complex="14pt"/>
    </style:style>
    <style:style style:name="T7" style:family="text">
      <style:text-properties style:font-name="Times New Roman" fo:font-size="17.25pt"/>
    </style:style>
    <style:style style:name="T8" style:family="text">
      <style:text-properties style:font-name="Times New Roman" style:font-size-asian="14pt" style:font-size-complex="14pt"/>
    </style:style>
    <style:style style:name="T9" style:family="text">
      <style:text-properties officeooo:rsid="000975b6"/>
    </style:style>
    <style:style style:name="T10" style:family="text">
      <style:text-properties officeooo:rsid="000af1da"/>
    </style:style>
    <style:style style:name="T11" style:family="text">
      <style:text-properties fo:font-size="17.25pt"/>
    </style:style>
    <style:style style:name="T12" style:family="text">
      <style:text-properties fo:font-size="17.25pt" officeooo:rsid="000bb446"/>
    </style:style>
    <style:style style:name="T13" style:family="text">
      <style:text-properties officeooo:rsid="000bb446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екоммерческое акционерное общество</text:p>
      <text:p text:style-name="P7">«АЛМАТИНСКИЙ УНИВЕРСИТЕТ ЭНЕРГЕТИКИ И СВЯЗИ»</text:p>
      <text:p text:style-name="P7"/>
      <text:p text:style-name="P7">Кафедра автоматизации и управления</text:p>
      <text:p text:style-name="P7"/>
      <text:p text:style-name="P7"/>
      <text:p text:style-name="P9">ОТЧЕТ </text:p>
      <text:p text:style-name="P9">по лабораторной работе № <text:span text:style-name="T9">3</text:span></text:p>
      <text:p text:style-name="P9"/>
      <text:p text:style-name="P8">По дисциплине: «Программные Средства Систем Автоматизации»</text:p>
      <text:p text:style-name="P8"/>
      <text:p text:style-name="P8">На тему: Введение в графику MATLAB</text:p>
      <text:p text:style-name="P8"/>
      <text:p text:style-name="P8">Специальность: «Автоматизация и Управление»</text:p>
      <text:p text:style-name="P8"/>
      <text:p text:style-name="P8">Выполнил: <text:span text:style-name="T2">Суворов Р. Е.</text:span> Группа: АУ-18-5 Вариант: <text:span text:style-name="T2">1</text:span></text:p>
      <text:p text:style-name="P8"/>
      <text:p text:style-name="P8">Принял: ассистент магистр Ильясов А.З.</text:p>
      <text:p text:style-name="P8"/>
      <text:p text:style-name="P8"/>
      <text:p text:style-name="P8"/>
      <text:p text:style-name="P8"><draw:custom-shape text:anchor-type="char" draw:z-index="0" draw:style-name="gr1" draw:text-style-name="P1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8"><text:s text:c="3"/>(оценка) <text:s text:c="29"/>(подпись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tab/></text:p>
      <text:p text:style-name="P3">Алматы 2019</text:p>
      <text:p text:style-name="P5">Выполнение работы:</text:p>
      <text:p text:style-name="P1">Постройте гистограмму случайных величин на интервале [-2,9;2,9] cшагом 0,1. </text:p>
      <text:p text:style-name="P1"/>
      <text:p text:style-name="P1">x = -2.9:0.1:2.9;</text:p>
      <text:p text:style-name="P1">y=randn(1,1000);</text:p>
      <text:p text:style-name="P1">hist(y,x);</text:p>
      <text:p text:style-name="P1"/>
      <text:p text:style-name="P1">Задайте максимальную и минимальную температуру окружающей среды в векторах «maxtemp» и «mintemp» за первые десять дней (вектор «дата»). Выполните следующие действия:</text:p>
      <text:p text:style-name="P1">- пос тройте график максимальной температуры;</text:p>
      <text:p text:style-name="P1">- постройте график второй фигуры;</text:p>
      <text:p text:style-name="P1">- постройте оба графика на одной фигуре;</text:p>
      <text:p text:style-name="P1">- добавьте заголовок графика (используйте контекстное меню);</text:p>
      <text:p text:style-name="P1">- добавьте надписи осей;</text:p>
      <text:p text:style-name="P1">- на графике максимальной температуры измените стиль линии, цвет, свойства маркеров и т.д..</text:p>
      <text:p text:style-name="P1">- выполните действия предыдущего пункта для графика минимальной температуры;</text:p>
      <text:p text:style-name="P1">- добавьте легенду на график.</text:p>
      <text:p text:style-name="P1"/>
      <text:p text:style-name="P1">data = rand(10).*20</text:p>
      <text:p text:style-name="P1">maxtemp = max(data)</text:p>
      <text:p text:style-name="P1">mintemp = min(data)</text:p>
      <text:p text:style-name="P1">plot(1:10,maxtemp)</text:p>
      <text:p text:style-name="P1">plot(1:10,mintemp)</text:p>
      <text:p text:style-name="P1">plot(1:10,maxtemp,'-',1:10,mintemp,':')</text:p>
      <text:p text:style-name="P1">title('title')</text:p>
      <text:p text:style-name="P1">xlabel('x')</text:p>
      <text:p text:style-name="P1">ylabel('y')</text:p>
      <text:p text:style-name="P1">plot(1:10,maxtemp,'M.-')</text:p>
      <text:p text:style-name="P1">plot(1:10,mintemp,'M.-')</text:p>
      <text:p text:style-name="P1">legend('mintemp')</text:p>
      <text:p text:style-name="P1"/>
      <text:p text:style-name="P1">Создайте трехмерную графику, используя функцию «peaks»:</text:p>
      <text:p text:style-name="P1">- закройте текущее окно фигуры; -наберите sampleplot = peaks(25); создается матрица sampleplot, элементы которой являются значениями функции peaks;- наберите surf (sampleplot) для создания графика 3-D поверхности значений этой функции. Ось z координаты направлена вертикально;</text:p>
      <text:p text:style-name="P1">- измените цвет фона графика: Edit-Figure Properties:- щелкните Style, выберите нужный цвет;</text:p>
      <text:p text:style-name="P1">- выберитеTitle и установите его;</text:p>
      <text:p text:style-name="P1">- щелкните на построенную поверхность, выберите Edit-Current Object Property</text:p>
      <text:p text:style-name="P1">- Color и измените цвет. </text:p>
      <text:p text:style-name="P1"/>
      <text:p text:style-name="P1"><text:soft-page-break/>sampleplot = peaks(25);</text:p>
      <text:p text:style-name="P1">surf (sampleplot)</text:p>
      <text:p text:style-name="P1"/>
      <text:p text:style-name="P1">Постройте 2D график функции, заданной в интервале [a,b] с шагом h (по варианту -таблица 3.5.1). Отформатируйте графики</text:p>
      <text:p text:style-name="P1"/>
      <text:p text:style-name="P1">y = @(x) abs(tan(x))+0.1</text:p>
      <text:p text:style-name="P1">x = (-2*pi:pi/20:2*pi)</text:p>
      <text:p text:style-name="P1">plot(x,y(x))</text:p>
      <text:p text:style-name="P1"/>
      <text:p text:style-name="P1">Постройте 3D график функции при заданных значениях аргументов х и у (по варианту - таблица 3.5.2). Отформатируйте графики.</text:p>
      <text:p text:style-name="P1"/>
      <text:p text:style-name="P1">z = @(x,y) sin(x).*cos(y)</text:p>
      <text:p text:style-name="P1">x = 0:pi/2:2*pi</text:p>
      <text:p text:style-name="P1">y = 0:pi/2:2*pi</text:p>
      <text:p text:style-name="P1">surf(z(x,y'))</text:p>
      <text:p text:style-name="P1"/>
      <text:p text:style-name="P1">Построить графики функций в полярной системе координат и функций, заданных в параметрическом виде (таблица 3.5.3)<text:span text:style-name="T13">.</text:span></text:p>
      <text:p text:style-name="P1"/>
      <text:p text:style-name="P1">r= @(fi) fi./2</text:p>
      <text:p text:style-name="P1">fi = 0:pi/6:2*pi</text:p>
      <text:p text:style-name="P1">polar(fi, r(fi))</text:p>
      <text:p text:style-name="P1"/>
      <text:p text:style-name="P1">t=1:.5:10</text:p>
      <text:p text:style-name="P1">x=t.^3</text:p>
      <text:p text:style-name="P1">y=t.^2</text:p>
      <text:p text:style-name="P1">surf(x.*y')</text:p>
      <text:p text:style-name="P1"/>
      <text:p text:style-name="P4">Вывод: </text:p>
      <text:p text:style-name="P4">Я изучил <text:span text:style-name="T10">методы создания двухмерной и трехмерной графики, изучил способы редактирования графики. Научился строить плоскости, таблицы, графы, отрисовывать полярную систему координ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1T01:15:56.652588361</dc:date>
    <meta:editing-duration>PT9M7S</meta:editing-duration>
    <meta:editing-cycles>7</meta:editing-cycles>
    <meta:document-statistic meta:table-count="0" meta:image-count="0" meta:object-count="0" meta:page-count="3" meta:paragraph-count="67" meta:word-count="345" meta:character-count="2817" meta:non-whitespace-character-count="2401"/>
  </office:meta>
</office:document-meta>
</file>